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5.0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6" style:family="graphic" style:parent-style-name="standard">
      <style:graphic-properties draw:stroke="none" draw:fill="none" fo:min-height="0.71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2.484cm" svg:y1="13.1cm" svg:x2="19.149cm" svg:y2="13.1cm">
          <text:p/>
        </draw:line>
        <draw:line draw:style-name="gr2" draw:text-style-name="P1" draw:layer="layout" svg:x1="2.484cm" svg:y1="13.1cm" svg:x2="2.484cm" svg:y2="2.7cm">
          <text:p/>
        </draw:line>
        <draw:frame draw:style-name="gr3" draw:text-style-name="P2" draw:layer="layout" svg:width="5.153cm" svg:height="1.01cm" draw:transform="rotate (1.5706217938697) translate (1.389cm 10.053cm)">
          <draw:text-box>
            <text:p><text:span text:style-name="T1">Función objetivo</text:span></text:p>
          </draw:text-box>
        </draw:frame>
        <draw:frame draw:style-name="gr4" draw:text-style-name="P2" draw:layer="layout" svg:width="5.442cm" svg:height="0.806cm" svg:x="7.658cm" svg:y="14.394cm">
          <draw:text-box>
            <text:p><text:span text:style-name="T1">Espacio de soluciones</text:span></text:p>
          </draw:text-box>
        </draw:frame>
        <draw:connector draw:style-name="gr1" draw:text-style-name="P1" xml:id="id1" draw:id="id1" draw:layer="layout" draw:type="curve" svg:x1="3.549cm" svg:y1="11.859cm" svg:x2="7.253cm" svg:y2="8.809cm" svg:d="m3549 11859c2778 0 926-3050 3704-3050" svg:viewBox="0 0 3705 3051">
          <text:p/>
        </draw:connector>
        <draw:connector draw:style-name="gr1" draw:text-style-name="P1" xml:id="id2" draw:id="id2" draw:layer="layout" draw:type="curve" svg:x1="7.253cm" svg:y1="8.809cm" svg:x2="9.556cm" svg:y2="10.988cm" draw:start-shape="id1" draw:start-glue-point="3" svg:d="m7253 8809c2103 0 952 2179 2303 2179" svg:viewBox="0 0 2304 2180">
          <text:p/>
        </draw:connector>
        <draw:connector draw:style-name="gr1" draw:text-style-name="P1" xml:id="id3" draw:id="id3" draw:layer="layout" draw:type="curve" svg:x1="9.556cm" svg:y1="10.988cm" svg:x2="12.825cm" svg:y2="4.077cm" draw:start-shape="id2" draw:start-glue-point="3" svg:d="m9556 10988c2827 0 1193-6911 3269-6911" svg:viewBox="0 0 3270 6912">
          <text:p/>
        </draw:connector>
        <draw:connector draw:style-name="gr1" draw:text-style-name="P1" draw:layer="layout" draw:type="curve" draw:line-skew="-0.267cm" svg:x1="12.825cm" svg:y1="4.077cm" svg:x2="18.957cm" svg:y2="12.42cm" draw:start-shape="id3" draw:start-glue-point="3" svg:d="m12825 4077c4575 0 1509 8343 6132 8343" svg:viewBox="0 0 6133 8344">
          <text:p/>
        </draw:connector>
        <draw:line draw:style-name="gr1" draw:text-style-name="P1" draw:layer="layout" svg:x1="4.4cm" svg:y1="11.2cm" svg:x2="4.4cm" svg:y2="13.6cm">
          <text:p/>
        </draw:line>
        <draw:line draw:style-name="gr1" draw:text-style-name="P1" draw:layer="layout" svg:x1="7.3cm" svg:y1="8.3cm" svg:x2="7.3cm" svg:y2="13.6cm">
          <text:p/>
        </draw:line>
        <draw:line draw:style-name="gr1" draw:text-style-name="P1" draw:layer="layout" svg:x1="12.7cm" svg:y1="3.6cm" svg:x2="12.7cm" svg:y2="13.6cm">
          <text:p/>
        </draw:line>
        <draw:line draw:style-name="gr1" draw:text-style-name="P1" draw:layer="layout" svg:x1="18.5cm" svg:y1="11.9cm" svg:x2="18.5cm" svg:y2="13.6cm">
          <text:p/>
        </draw:line>
        <draw:frame draw:style-name="gr5" draw:text-style-name="P2" draw:layer="layout" svg:width="1.056cm" svg:height="0.968cm" svg:x="4cm" svg:y="13.5cm">
          <draw:text-box>
            <text:p text:style-name="P2"><text:span text:style-name="T1">S</text:span><text:span text:style-name="T2">i1</text:span></text:p>
          </draw:text-box>
        </draw:frame>
        <draw:frame draw:style-name="gr6" draw:text-style-name="P2" draw:layer="layout" svg:width="1.056cm" svg:height="0.969cm" svg:x="18.1cm" svg:y="13.5cm">
          <draw:text-box>
            <text:p text:style-name="P2"><text:span text:style-name="T1">S</text:span><text:span text:style-name="T2">i3</text:span></text:p>
          </draw:text-box>
        </draw:frame>
        <draw:frame draw:style-name="gr6" draw:text-style-name="P2" draw:layer="layout" svg:width="1.056cm" svg:height="0.969cm" svg:x="6.944cm" svg:y="13.5cm">
          <draw:text-box>
            <text:p text:style-name="P2"><text:span text:style-name="T1">S</text:span><text:span text:style-name="T2">l1</text:span></text:p>
          </draw:text-box>
        </draw:frame>
        <draw:frame draw:style-name="gr6" draw:text-style-name="P2" draw:layer="layout" svg:width="1.056cm" svg:height="0.969cm" svg:x="12.324cm" svg:y="13.531cm">
          <draw:text-box>
            <text:p text:style-name="P2"><text:span text:style-name="T1">S</text:span><text:span text:style-name="T2">l2</text:span></text:p>
          </draw:text-box>
        </draw:frame>
        <draw:line draw:style-name="gr1" draw:text-style-name="P1" draw:layer="layout" svg:x1="10.735cm" svg:y1="9.6cm" svg:x2="10.735cm" svg:y2="13.601cm">
          <text:p/>
        </draw:line>
        <draw:frame draw:style-name="gr6" draw:text-style-name="P2" draw:layer="layout" svg:width="1.056cm" svg:height="0.969cm" svg:x="10.335cm" svg:y="13.501cm">
          <draw:text-box>
            <text:p text:style-name="P2"><text:span text:style-name="T1">S</text:span><text:span text:style-name="T2">i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1T15:41:09.905605837</meta:creation-date>
    <dc:date>2014-11-21T16:13:43.771518655</dc:date>
    <meta:editing-duration>PT21M46S</meta:editing-duration>
    <meta:editing-cycles>3</meta:editing-cycles>
    <meta:generator>LibreOffice/4.1.3.2$Linux_X86_64 LibreOffice_project/410m0$Build-2</meta:generator>
    <meta:document-statistic meta:object-count="18"/>
  </office:meta>
</office:document-meta>
</file>